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text-properties style:font-name="Times New Roman" fo:font-size="12pt" style:font-size-asian="12pt" style:font-size-complex="12pt" fo:language="en" fo:country="US"/>
    </style:style>
    <style:style style:name="P2" style:parent-style-name="Normal" style:family="paragraph">
      <style:paragraph-properties fo:text-align="start" fo:text-indent="0in"/>
      <style:text-properties style:font-name="Times New Roman" fo:font-size="12pt" style:font-size-asian="12pt" style:font-size-complex="12pt" fo:language="en" fo:country="US"/>
    </style:style>
    <style:style style:name="P3" style:parent-style-name="Normal" style:family="paragraph">
      <style:paragraph-properties fo:text-align="start" fo:text-indent="0in"/>
      <style:text-properties style:font-name="Times New Roman" fo:font-size="12pt" style:font-size-asian="12pt" style:font-size-complex="12pt" fo:language="en" fo:country="US"/>
    </style:style>
    <style:style style:name="P4" style:parent-style-name="Normal" style:family="paragraph">
      <style:paragraph-properties fo:text-align="start" fo:text-indent="0in"/>
      <style:text-properties style:font-name="Times New Roman" fo:font-size="12pt" style:font-size-asian="12pt" style:font-size-complex="12pt" fo:language="en" fo:country="US"/>
    </style:style>
    <style:style style:name="P5" style:parent-style-name="Normal" style:family="paragraph">
      <style:paragraph-properties fo:text-align="start" fo:text-indent="0in"/>
      <style:text-properties style:font-name="Times New Roman" fo:font-size="12pt" style:font-size-asian="12pt" style:font-size-complex="12pt" fo:language="en" fo:country="US"/>
    </style:style>
    <style:style style:name="P6" style:parent-style-name="Normal" style:family="paragraph">
      <style:paragraph-properties fo:text-align="start" fo:text-indent="0in"/>
      <style:text-properties style:font-name="Times New Roman" fo:font-size="12pt" style:font-size-asian="12pt" style:font-size-complex="12pt" fo:language="en" fo:country="US"/>
    </style:style>
    <style:style style:name="P7" style:parent-style-name="Normal" style:family="paragraph">
      <style:paragraph-properties fo:text-align="start" fo:text-indent="0in"/>
    </style:style>
    <style:style style:name="T8" style:parent-style-name="DefaultParagraphFont" style:family="text">
      <style:text-properties style:font-name="Times New Roman" fo:font-size="12pt" style:font-size-asian="12pt" style:font-size-complex="12pt" fo:language="en" fo:country="US"/>
    </style:style>
    <style:style style:name="T9" style:parent-style-name="DefaultParagraphFont" style:family="text">
      <style:text-properties style:font-name="Times New Roman" fo:font-size="12pt" style:font-size-asian="12pt" style:font-size-complex="12pt"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Normal" style:family="paragraph">
      <style:paragraph-properties fo:text-align="start" fo:text-indent="0in"/>
      <style:text-properties style:font-name="Times New Roman" fo:font-size="12pt" style:font-size-asian="12pt" style:font-size-complex="12pt" fo:language="en" fo:country="US"/>
    </style:style>
    <style:style style:name="P13" style:parent-style-name="Normal" style:family="paragraph">
      <style:paragraph-properties fo:text-align="start" fo:text-indent="0in"/>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size="12pt" style:font-size-asian="12pt" style:font-size-complex="12pt" fo:language="en" fo:country="US"/>
    </style:style>
    <style:style style:name="P16" style:parent-style-name="Normal" style:family="paragraph">
      <style:paragraph-properties fo:text-align="start" fo:text-indent="0in"/>
      <style:text-properties style:font-name="Times New Roman" fo:font-size="12pt" style:font-size-asian="12pt" style:font-size-complex="12pt" fo:language="en" fo:country="US"/>
    </style:style>
    <style:style style:name="P17" style:parent-style-name="Normal" style:family="paragraph">
      <style:paragraph-properties fo:text-align="start" fo:text-indent="0in"/>
      <style:text-properties style:font-name="Times New Roman" fo:font-size="12pt" style:font-size-asian="12pt" style:font-size-complex="12pt" fo:language="en" fo:country="US"/>
    </style:style>
    <style:style style:name="P18" style:parent-style-name="Normal" style:family="paragraph">
      <style:paragraph-properties fo:text-align="start" fo:text-indent="0in"/>
      <style:text-properties style:font-name="Times New Roman" fo:font-size="12pt" style:font-size-asian="12pt" style:font-size-complex="12pt" fo:language="en" fo:country="US"/>
    </style:style>
    <style:style style:name="P19" style:parent-style-name="Normal" style:family="paragraph">
      <style:paragraph-properties fo:text-align="start" fo:text-indent="0in"/>
      <style:text-properties style:font-name="Times New Roman" fo:font-size="12pt" style:font-size-asian="12pt" style:font-size-complex="12pt" fo:language="en" fo:country="US"/>
    </style:style>
    <style:style style:name="P20" style:parent-style-name="Normal" style:family="paragraph">
      <style:paragraph-properties fo:text-align="start" fo:text-indent="0in"/>
      <style:text-properties style:font-name="Times New Roman" fo:font-size="12pt" style:font-size-asian="12pt" style:font-size-complex="12pt" fo:language="en" fo:country="US"/>
    </style:style>
    <style:style style:name="P21" style:parent-style-name="Normal" style:family="paragraph">
      <style:paragraph-properties fo:text-align="start" fo:text-indent="0in"/>
      <style:text-properties style:font-name="Times New Roman" fo:font-size="12pt" style:font-size-asian="12pt" style:font-size-complex="12pt" fo:language="en" fo:country="US"/>
    </style:style>
    <style:style style:name="P22" style:parent-style-name="Normal" style:family="paragraph">
      <style:paragraph-properties fo:text-align="start" fo:text-indent="0in"/>
      <style:text-properties style:font-name="Times New Roman" fo:font-size="12pt" style:font-size-asian="12pt" style:font-size-complex="12pt" fo:language="en" fo:country="US"/>
    </style:style>
    <style:style style:name="P23" style:parent-style-name="Normal" style:family="paragraph">
      <style:paragraph-properties fo:text-align="start" fo:text-indent="0in"/>
      <style:text-properties style:font-name="Times New Roman" fo:font-size="12pt" style:font-size-asian="12pt" style:font-size-complex="12pt" fo:language="en" fo:country="US"/>
    </style:style>
    <style:style style:name="P24" style:parent-style-name="Normal" style:family="paragraph">
      <style:paragraph-properties fo:text-align="start" fo:text-indent="0in"/>
      <style:text-properties style:font-name="Times New Roman"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Times New Roman"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language="en" fo:country="US"/>
    </style:style>
    <style:style style:name="P39" style:parent-style-name="CommentText" style:family="paragraph">
      <style:paragraph-properties fo:text-align="start" fo:text-indent="0in"/>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Normal" style:family="paragraph">
      <style:paragraph-properties fo:text-align="start" fo:text-indent="0in"/>
      <style:text-properties style:font-name="Times New Roman" fo:font-size="12pt" style:font-size-asian="12pt" style:font-size-complex="12pt" fo:language="en" fo:country="US"/>
    </style:style>
    <style:style style:name="P51" style:parent-style-name="Normal" style:family="paragraph">
      <style:paragraph-properties fo:text-align="start" fo:text-indent="0in"/>
      <style:text-properties style:font-name="Times New Roman" fo:font-size="12pt" style:font-size-asian="12pt" style:font-size-complex="12pt" fo:language="en" fo:country="US"/>
    </style:style>
    <style:style style:name="P52" style:parent-style-name="Normal" style:family="paragraph">
      <style:paragraph-properties fo:text-align="start" fo:text-indent="0in"/>
      <style:text-properties style:font-name="Times New Roman" fo:font-size="12pt" style:font-size-asian="12pt" style:font-size-complex="12pt" fo:language="en" fo:country="US"/>
    </style:style>
    <style:style style:name="P53" style:parent-style-name="Normal" style:family="paragraph">
      <style:paragraph-properties fo:text-align="start" fo:text-indent="0in"/>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8" style:parent-style-name="Normal"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style:letter-kerning="false" fo:font-size="12pt" style:font-size-asian="12pt" style:font-size-complex="12pt" fo:language="en" fo:country="US"/>
    </style:style>
    <style:style style:name="P61" style:parent-style-name="Normal" style:family="paragraph">
      <style:paragraph-properties fo:text-align="start" fo:text-indent="0in"/>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style:letter-kerning="false"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style:letter-kerning="false"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style:letter-kerning="false"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Normal" style:family="paragraph">
      <style:paragraph-properties fo:text-align="start" fo:text-indent="0in"/>
      <style:text-properties style:font-name="Times New Roman" fo:font-size="12pt" style:font-size-asian="12pt" style:font-size-complex="12pt" fo:language="en" fo:country="US"/>
    </style:style>
    <style:style style:name="P9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Normal" style:family="paragraph">
      <style:paragraph-properties fo:text-align="start" fo:text-indent="0in"/>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Normal" style:family="paragraph">
      <style:paragraph-properties fo:text-align="start" fo:text-indent="0in"/>
      <style:text-properties style:font-name="Times New Roman" fo:font-size="12pt" style:font-size-asian="12pt" style:font-size-complex="12pt" fo:language="en" fo:country="US"/>
    </style:style>
    <style:style style:name="P97" style:parent-style-name="Normal" style:family="paragraph">
      <style:paragraph-properties fo:text-indent="0in"/>
      <style:text-properties fo:language="en" fo:country="US"/>
    </style:style>
  </office:automatic-styles>
  <office:body>
    <office:text text:use-soft-page-breaks="true">
      <text:p text:style-name="P1">EEG</text:p>
      <text:p text:style-name="P2">Electroencephalography (EEG) represents an objective non-invasive tool to determine neuronal activity and a prime candidate functional marker of synapse dysfunction and loss in cognitive impairment (Koenig, Smailovic &amp; Jelic, 2020)</text:p>
      <text:p text:style-name="P3"/>
      <text:p text:style-name="P4">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5">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6"/>
      <text:p text:style-name="P7"><text:span text:style-name="T8">EEG abnormalities are common in<text:s/></text:span><text:span text:style-name="T9"><office:annotation office:name="0" xml:id="1155194763"><dc:creator>Janka Hauffe</dc:creator><dc:date>2024-09-26T19:31:00</dc:date><meta:creator-initials>JH</meta:creator-initials><text:p text:style-name="P10">Not long covid</text:p></office:annotation>COVID-19<text:s/></text:span><text:span text:style-name="CommentReference"><office:annotation-end office:name="0"/></text:span><text:span text:style-name="T11">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2"/>
      <text:p text:style-name="P13">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 Aim of systematic review and meta-analysis was to evaluate the proportion of EEG findings in patients with COVID-19, systematically and quantitatively. Shown comprehensive and quantitative analysis of the proportion of EEG findings with COVID-19 who underwent EEG tests. Found that the proportion of abnormal background activity was exceedingly high at 96.1%. This result suggests that patients infected with COVID-19 who required EEG may likely have encephalopathy. The proportion of abnormal background activity in patients with COVID-19 was high (96.1%) (Kubota, Gajera &amp; Kuroda, 2021).<text:s/></text:p>
      <text:p text:style-name="P14"/>
      <text:p text:style-name="P15">(Pasini et al., 2020):<text:s/>EEG fidnings in 15 patients with suspected COVID-19 related encephalopathy. All had neurological symptoms, including confusion (11 patients), aphasia (1 patient), and impairment of consciousness (4 patients). EEGs were abnormal in all cases.</text:p>
      <text:p text:style-name="P16"/>
      <text:p text:style-name="P17">(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18"/>
      <text:p text:style-name="P19">(Roberto, Espiritu, Fernandez &amp; Gutierrez, 2020): Systematic review: The majority of the EEG recordings showed non-specific EEG abnormalities of background rhythm like generalized/ focal showing and epileptiform discharges.</text:p>
      <text:p text:style-name="P20"/>
      <text:p text:style-name="P21"><text:bookmark-start text:name="_Hlk178298891"/>(Cecchetti et al., 2022<text:bookmark-end text:name="_Hlk178298891"/>):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 Increase of delta of COVID-19 patients at baseline EEG. Unexpectedly, found that higher delta cortical currrent source densities (CSD) at baseline was related to better executibe functions and predicted better cognitive outcomes at follow-up. Lower EEG delta band at baseline predicted worse cognitive functioning at follow-up. found lowered delta activity at baseline in PCS, related to lower performance in executive function tasks (TMT; FAB).</text:p>
      <text:p text:style-name="P22"/>
      <text:p text:style-name="P23">Furlanis et al., 2023:<text:s/><text:bookmark-start text:name="_Hlk178298941"/>Findings highlight the usefulness of EEG analysis to objectively describe possible neurophysiological abnormalities in post-COVID patients presenting subjective cognitive deficit. 2/3 of participants were characterized by unexpected abnormal EEG patterns.<text:s/><text:bookmark-start text:name="_Hlk178298997"/><text:bookmark-end text:name="_Hlk178298941"/>9 of 20 individuals presented a delta-slowing pattern. The relative delta power values in this sample were higher than those reported in literature for the healthy subjects<text:bookmark-end text:name="_Hlk178298997"/>. Lack of data about brain perfusion in post-COVID patients representing cognitive impairment.</text:p>
      <text:p text:style-name="P24"/>
      <text:p text:style-name="P25"><text:span text:style-name="T26"><office:annotation office:name="1" xml:id="177264115"><dc:creator>Janka Hauffe</dc:creator><dc:date>2024-09-27T02:13:00</dc:date><meta:creator-initials>JH</meta:creator-initials><text:p text:style-name="P27">n PCS patients, Cecchetti and colleagues [ 17 ] performed, instead, a source</text:p><text:p text:style-name="P28">estimation analysis by using a low-density EEG. This technique is more accessible in clini-</text:p><text:p text:style-name="P29">cal settings than high-density EEG (Hd-EEG), but it implies a low spatial resolution that</text:p><text:p text:style-name="P30">could potentially flaw the source localization analysis as compared to high-density source</text:p><text:p text:style-name="P31">estimation [26].</text:p></office:annotation><text:soft-page-break/>Ortelli et<text:s/></text:span><text:span text:style-name="CommentReference"><office:annotation-end office:name="1"/></text:span><text:span text:style-name="T32">al., 2023: PCS participants show</text:span><text:span text:style-name="T33">ed lower delta source activity over brain regions known to be associated with executive processes.<text:s/></text:span><text:bookmark-start text:name="_Hlk178299074"/><text:span text:style-name="T34">Indicating a dysfunction in the neuronal networks involved in executive functions in PCS patients complaining of fatigue and cognitive<text:s/></text:span><text:span text:style-name="T35"><office:annotation office:name="2" xml:id="711355583"><dc:creator>Janka Hauffe</dc:creator><dc:date>2024-09-27T02:32:00</dc:date><meta:creator-initials>JH</meta:creator-initials><text:p text:style-name="P36">Cecchetti; Kopanska, Wojcik, Furlanis, Appelt, Haykal, Kubota</text:p></office:annotation>impairmen</text:span><text:span text:style-name="CommentReference"><office:annotation-end office:name="2"/></text:span><text:span text:style-name="T37">t. EEG patterns of PCS patients were evaluated with different types of analyses, from common power spectrum and event-related pot</text:span><text:span text:style-name="T38"><office:annotation office:name="3" xml:id="1298395172"><dc:creator>Janka Hauffe</dc:creator><dc:date>2024-09-27T02:32:00</dc:date><meta:creator-initials>JH</meta:creator-initials><text:p text:style-name="P39">Cecchetti; Kopanska, Furlanis,<text:s/></text:p></office:annotation>entials</text:span><text:span text:style-name="CommentReference"><office:annotation-end office:name="3"/></text:span><text:span text:style-name="T40"><text:s/>to more complex brain dynamic analyses, such as intrinsic mode functions and avalanche<text:s/></text:span><text:span text:style-name="T41"><office:annotation office:name="4" xml:id="1182411195"><dc:creator>Janka Hauffe</dc:creator><dc:date>2024-09-27T02:33:00</dc:date><meta:creator-initials>JH</meta:creator-initials><text:p text:style-name="P42">Wojcik, Appelt</text:p></office:annotation>analysis</text:span><text:span text:style-name="CommentReference"><office:annotation-end office:name="4"/></text:span><text:span text:style-name="T43">.<text:s/></text:span><text:bookmark-start text:name="_Hlk178299674"/><text:bookmark-end text:name="_Hlk178299074"/><text:span text:style-name="T44">Ortelli in his study using high-density EEG at rest. Also self-reported cognitive impairment and fatigue. But PCS group also had significant lower MoCA score and higher fatigue score (FSS) (self-evaluation scale measuring percerived fatigue</text:span><text:bookmark-start text:name="_Hlk178299543"/><text:bookmark-end text:name="_Hlk178299674"/><text:span text:style-name="T45">. Analysis of current source density revealed significant differences between PCS and HCs in the delta frequency band, with PCS patients exhibiting reduced activity compared to HCs.<text:s/></text:span><text:bookmark-start text:name="_Hlk178299631"/><text:bookmark-end text:name="_Hlk178299543"/><text:span text:style-name="T46">No differences were found in beta frequency bands.</text:span><text:bookmark-end text:name="_Hlk178299631"/><text:span text:style-name="T47"><text:s/></text:span><text:bookmark-start text:name="_Hlk178299815"/><text:span text:style-name="T48">Interestingly, the global cognitive score was normal (MoCA was used), thus implying that, overall, PCS patients did not have clinical, significant cognitive impairment. Lower performance in cognitive tasks, especially in those evaluating executive function, was associated with brain activity changes in PCS patients in power spectra EEG analyses.<text:s/></text:span><text:bookmark-start text:name="_Hlk178299775"/><text:bookmark-end text:name="_Hlk178299815"/><text:span text:style-name="T49">Main finding: Reduction in brain source activity for the delta band, distributed bilaterally in the frontal-parietal lobe, and in the left temporal lobe.<text:s/></text:span></text:p>
      <text:p text:style-name="P50"><text:bookmark-end text:name="_Hlk178299775"/></text:p>
      <text:p text:style-name="P51"><text:bookmark-start text:name="_Hlk178299874"/>Kopanska et al., 2022: In data frequency, decrease in the left hemisphere and an increase in right hemisphere.<text:s/><text:bookmark-start text:name="_Hlk178299885"/><text:bookmark-end text:name="_Hlk178299874"/>Found increase in Beta 2 in both hemispheres and increase in beta 1 in the left hemisphere.<text:bookmark-end text:name="_Hlk178299885"/></text:p>
      <text:p text:style-name="P52"/>
      <text:p text:style-name="P53">Investigating the neural substrates of cognitive deficits and fatigue in PCS patients can provide valuable insights into the pathophysiology of this condition and open the way to the development of targeted interventions for affected individuals.</text:p>
      <text:p text:style-name="P54"/>
      <text:p text:style-name="P55"><text:bookmark-start text:name="_Hlk178299935"/>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56">EEG studies have also provided insights into the neurophysiological impact of SARS-CoV-2 infection, revealing changes in brain electrical activity that correlate with cognitive deficits in PCS patients<text:s/></text:p>
      <text:p text:style-name="P57"><text:bookmark-end text:name="_Hlk178299935"/><text:soft-page-break/>EEG findings in PCS patients</text:p>
      <text:p text:style-name="P58"><text:span text:style-name="T5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 Because of this, EEG studies have become increasingly relevant for investigating (self-reported) cognitive deficits and fatigue associated with COVID-19 and PCS (Furlanis et al., 2022; Kubota et al., 2021), as they<text:s/></text:span><text:span text:style-name="T60">reveal changes in brain neural activity that correlate with cognitive deficits in PCS patients (Appelt et al., 2022; Cecchetti et al., 2022; Furlanis et al., 2023; Kopanska et al., 2022; Kubota, Gajera &amp; Kuroda, 2021; Wojcik et al., 2023).</text:span></text:p>
      <text:p text:style-name="P61"/>
      <text:p text:style-name="P62"/>
      <text:p text:style-name="P63">Electroencephalography (EEG) represents an objective non-invasive tool to determine neuronal activity and a prime candidate functional marker of synapse dysfunction and loss in cognitive impairment (Koenig, Smailovic &amp; Jelic, 2020). This study proposes EEG analysis as an objective tool to identify abnormal neurophysiological function in people with self-reported cognitive impairment in the post-COVID period (Furlanis et al., 2022).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4">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 EEG abnormalities are common in COVID-19 related encephalopathy and correlates with disease severity, preexisting neurological conditions including epilepsy and prolonged EEG monitoring. Frontal findings are frequent and have been proposed as a biomarker for COVID-19 encephalopathy (Antony &amp; Haneef, 2020).<text:s/>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text:s/><text:soft-page-break/>Kuroda, 2021). Aim of systematic review and meta-analysis was to evaluate the proportion of EEG findings in patients with COVID-19, systematically and quantitatively. Shown comprehensive and quantitative analysis of the proportion of EEG findings with COVID-19 who underwent EEG tests. Found that the proportion of abnormal background activity was exceedingly high at 96.1%. This result suggests that patients infected with COVID-19 who required EEG may likely have encephalopathy. The proportion of abnormal background activity in patients with COVID-19 was high (96.1%) (Kubota, Gajera &amp; Kuroda, 2021).<text:s/>(Pasini et al., 2020):<text:s/>EEG fidnings in 15 patients with suspected COVID-19 related encephalopathy. All had neurological symptoms, including confusion (11 patients), aphasia (1 patient), and impairment of consciousness (4 patients). EEGs were abnormal in all cases (Pasini et al., 2020).<text:s/>For most of the COVID patients, the raw EEGs show a nearly physiological pattern<text:s/>(Pastor, Vega-Zelaya &amp; Abad, 2020).<text:s/>(Roberto, Espiritu, Fernandez &amp; Gutierrez, 2020): Systematic review<text:s/>by<text:s/>Roberto, Espiritu, Fernandez &amp; Gutierrez, 2020: The majority of the EEG recordings showed non-specific EEG abnormalities of background rhythm like generalized/ focal showing and epileptiform discharges.<text:s/>Covid-19 patients showed<text:s/>interrelated cognitive, EEG, and MRI abnormalities 2 month after hospital discharges Cecchetti et al., 2022).<text:s/>Findings highlight the usefulness of EEG analysis to objectively describe possible neurophysiological abnormalities in post-COVID patients presenting subjective cognitive deficit (Furlanis et al., 2023). 2/3 of participants were characterized by unexpected abnormal EEG patterns (Furlanis et al., 2023).<text:s/>Electroencephalography (EEG) studies have also provided insights into the neurophysiological impact of SARS-CoV-2 infection, revealing changes in brain electrical activity<text:s/>that correlate with cognitive deficits in PCS patients<text:s/>(Appelt et al., 2022; Cecchetti et al., 2022; Furlanis et al., 2023; Kopanska et al., 2022; Kubota, Gajera &amp; Kuroda, 2021; Wojcik et al., 2023). EEG patterns of PCS patients were evaluated with different types of analyses, from common power spectrum and event-related potentials (Cecchetti et al., 2022; Furlanis et al., 2023; Kopanska et al., 2022) to more complex brain dynamic analyses, such as intrinsic mode functions and avalanche analysis Appelt et al., 2022;( Wojcik et al., 2023). Ortelli et al. (2023) in his study using high-density EEG at rest. Also self-reported cognitive impairment and fatigue (Ortelli et al., 2023). But PCS group also had significant lower MoCA score and higher fatigue score (FSS) (self-evaluation scale measuring percerived fatigue) (Ortelli et al., 2023). Interestingly, the global cognitive score was normal (MoCA was used), thus implying that, overall, PCS patients did not have clinical, significant cognitive impairment (Ortelli et al., 2023). Lower performance<text:s/><text:soft-page-break/>in cognitive tasks, especially in those evaluating executive function, was associated with brain activity changes in PCS patients in power spectra EEG analyses (Ortelli et al., 2023).</text:p>
      <text:p text:style-name="P65">Delta Power in PCS patients</text:p>
      <text:p text:style-name="P66">Delta frequency (0.5-3 Hz) in healthy adults no delta frequency during the waking state and is Auftreten und Häufigkeit ist kennzeichen für Phase des Tiefschlafs (Schandry, 2016).</text:p>
      <text:p text:style-name="P67"><text:span text:style-name="T68">However, the mean spectra show the existence of a significant encephalopathic pattern with an excess of generalized delta activity and lower alpha and beta values</text:span><text:span text:style-name="T69"><text:s/></text:span><text:span text:style-name="T70">(Pastor, Vega-Zelaya &amp; Abad, 2020)</text:span><text:span text:style-name="T71">. Some severely affected COVID patients develop an encephalopathy with specific EEG features, with spectral and connectivity alterations, and raw tracings appear nearly physiological</text:span><text:span text:style-name="T72"><text:s/></text:span><text:span text:style-name="T73">(Pastor, Vega-Zelaya &amp; Abad, 2020)</text:span><text:span text:style-name="T74">.</text:span><text:span text:style-name="T75"><text:s/>Had 20 patients</text:span><text:span text:style-name="T76">(Pastor, Vega-Zelaya &amp; Abad, 2020).<text:s/></text:span><text:span text:style-name="T77">Increase of delta of COVID-19 patients at baseline EEG (</text:span><text:span text:style-name="T78">Cecchetti et al., 2022</text:span><text:span text:style-name="T79">). Unexpectedly, found that higher delta cortical currrent source densities (CSD) at baseline was related to better executibe functions and predicted better cognitive outcomes at follow-up (</text:span><text:span text:style-name="T80">Cecchetti et al., 2022</text:span><text:span text:style-name="T81">). Lower EEG delta band at baseline predicted worse cognitive functioning at follow-up (</text:span><text:span text:style-name="T82">Cecchetti et al., 2022</text:span><text:span text:style-name="T83">). found lowered delta activity at baseline in PCS, related to lower performance in executive function tasks (TMT; FAB) (</text:span><text:span text:style-name="T84">Cecchetti et al., 2022</text:span><text:span text:style-name="T85">). 9 of 20 individuals presented a delta-slowing pattern<text:s/></text:span><text:span text:style-name="T86">(Furlanis et al., 2023).</text:span><text:span text:style-name="T87"><text:s/>The relative delta power values in this sample were higher than those reported in literature for the healthy subjects<text:s/></text:span><text:span text:style-name="T88">(Furlanis et al., 2023).</text:span><text:span text:style-name="T89"><text:s/>Ortelli et al. (2023) Analysis of current source density revealed significant differences between PCS and HCs in the delta frequency band, with PCS patients exhibiting reduced activity compared to HCs (Ortelli et al., 2023). Main finding from Ortelli et al., 2023): Reduction in brain source activity for the delta band, distributed bilaterally in the frontal-parietal lobe, and in the left temporal lobe. Kopanska et al., 2022: In data frequency, decrease in the left hemisphere and an increase in right hemisphere.</text:span></text:p>
      <text:p text:style-name="P90"/>
      <text:p text:style-name="P91">Beta Power in PCS patients</text:p>
      <text:p text:style-name="P92">Beta frequency (14-30 Hz) is usually present when a person is awake and mentally or physically active or if a person unter psychischer Belastung steht (Schandry et al., 2016). No differences were found in beta frequency bands (Ortelli et al., 2023). Found increase in Beta 2 in both hemispheres and increase in beta 1 in the left hemisphere (Kopanska et al., 2022).</text:p>
      <text:p text:style-name="P93"/>
      <text:p text:style-name="P94">EEG findings conclusion</text:p>
      <text:soft-page-break/>
      <text:p text:style-name="P95">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96">EEG studies have also provided insights into the neurophysiological impact of SARS-CoV-2 infection, revealing changes in brain electrical activity that correlate with cognitive deficits in PCS patients. (Maybe in this part the example from Ortelli et al., 2023?)</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7T00:58:00Z</meta:creation-date>
    <dc:date>2024-09-27T02:12:00Z</dc:date>
    <meta:template xlink:href="Normal.dotm" xlink:type="simple"/>
    <meta:editing-cycles>2</meta:editing-cycles>
    <meta:editing-duration>PT0S</meta:editing-duration>
    <meta:document-statistic meta:page-count="7" meta:paragraph-count="32" meta:word-count="2243" meta:character-count="16348" meta:row-count="117" meta:non-whitespace-character-count="14137"/>
  </office:meta>
</office:document-meta>
</file>